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tive mrs</text:p>
          </table:table-cell>
          <table:table-cell office:value-type="string" calcext:value-type="string">
            <text:p>active issues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commits on master</text:p>
          </table:table-cell>
          <table:table-cell office:value-type="string" calcext:value-type="string">
            <text:p>changed files</text:p>
          </table:table-cell>
          <table:table-cell table:style-name="ce3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acor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table:formula="of:=SUM([.B2:.E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tring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4" table:formula="of:=SUM([.B3:.E3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abel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58" calcext:value-type="float">
            <text:p>258</text:p>
          </table:table-cell>
          <table:table-cell table:style-name="ce4" table:formula="of:=SUM([.B4:.E4])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escodeg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table:formula="of:=SUM([.B5:.E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prim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table:formula="of:=SUM([.B6:.E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cast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style-name="ce4" table:formula="of:=SUM([.B7:.E7])" office:value-type="float" office:value="43" calcext:value-type="float">
            <text:p>4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tand:</text:p>
          </table:table-cell>
          <table:table-cell table:number-columns-repeated="6"/>
        </table:table-row>
        <table:table-row table:style-name="ro1">
          <table:table-cell table:style-name="ce1" office:value-type="date" office:date-value="2019-10-11" calcext:value-type="date">
            <text:p>11.10.19</text:p>
          </table:table-cell>
          <table:table-cell table:number-columns-repeated="6"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onathan Gruber</meta:initial-creator>
    <meta:creation-date>2019-10-11T16:27:08.479883516</meta:creation-date>
    <dc:date>2019-10-11T16:37:49.133371401</dc:date>
    <dc:creator>Jonathan Gruber</dc:creator>
    <meta:editing-duration>PT10M40S</meta:editing-duration>
    <meta:editing-cycles>3</meta:editing-cycles>
    <meta:generator>LibreOffice/6.3.2.2$Linux_X86_64 LibreOffice_project/30$Build-2</meta:generator>
    <meta:document-statistic meta:table-count="1" meta:cell-count="50" meta:object-count="0"/>
  </office:meta>
</office:document-meta>
</file>